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Heading_20_1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htwch5y553xz"/>Lesson Notes: 04/02/2026</text:p>
      <text:p text:style-name="Standard"/>
      <text:p text:style-name="Heading_20_3"><text:bookmark text:name="_cerz3134xwrc"/>The 'Contract' for Overriding equals()</text:p>
      <text:p text:style-name="Standard">Look at the documentation on the <text:a xlink:type="simple" xlink:href="https://docs.oracle.com/en/java/javase/25/docs/api/java.base/java/lang/Object.html#equals(java.lang.Object)" text:style-name="ListLabel_20_28" text:visited-style-name="ListLabel_20_28"><text:span text:style-name="T1">equals() method</text:span></text:a> and show the 'contract' for equivalence between objects.</text:p>
      <text:p text:style-name="Standard">To paraphrase, an object implementing equals() should return true if:</text:p>
      <text:list xml:id="list2353718585" text:style-name="WWNum3">
        <text:list-item>
          <text:p text:style-name="P1">The comparison isn't with a null object reference, it returns false if it is</text:p>
        </text:list-item>
        <text:list-item>
          <text:p text:style-name="P1">It is a comparison with itself (x.equals(x)) (Reflexive)</text:p>
        </text:list-item>
        <text:list-item>
          <text:p text:style-name="P1">The other object would also return true ( x.equals(y) -&gt; y.equals(x) ) (Symmetric)</text:p>
        </text:list-item>
        <text:list-item>
          <text:p text:style-name="P1">There is a shared equivalence with a third object ( x.equals(y) -&gt; y.equals(z) -&gt; z.equals(x) ) (Transitive)</text:p>
        </text:list-item>
        <text:list-item>
          <text:p text:style-name="P1">It has previously return true as long as the object states remain unchanged (Consistent)</text:p>
        </text:list-item>
      </text:list>
      <text:p text:style-name="Standard"/>
      <text:p text:style-name="Heading_20_3"><text:bookmark text:name="_z9f9jbxjce3q"/>What is a Hash Code?</text:p>
      <text:p text:style-name="Standard"><text:s/></text:p>
      <text:p text:style-name="Standard">A hash code is an integer that is generated from a given input using a hashing algorithm. It has the following characteristics:</text:p>
      <text:list xml:id="list2935716485" text:style-name="WWNum1">
        <text:list-item>
          <text:p text:style-name="P2">It is a one-way process, it is practically impossible to reverse the algorithm to get the original input</text:p>
        </text:list-item>
        <text:list-item>
          <text:p text:style-name="P2">The integer has a fixed size and is therefore independent of the size of the input</text:p>
        </text:list-item>
        <text:list-item>
          <text:p text:style-name="P2">The same input will always produce the same hash code</text:p>
        </text:list-item>
        <text:list-item>
          <text:p text:style-name="P2">There is a slight chance that two distinct inputs can produce the same hash code</text:p>
        </text:list-item>
      </text:list>
      <text:p text:style-name="Standard"/>
      <text:p text:style-name="Heading_20_3"><text:bookmark text:name="_gsc5pfd5g3u3"/>The hashCode() Contract</text:p>
      <text:p text:style-name="Standard">The 'contract' for overriding the hashCode() method is what ensures this consistency. In short:</text:p>
      <text:list xml:id="list4105424593" text:style-name="WWNum2">
        <text:list-item>
          <text:p text:style-name="P3">During the running of a program, as long as the information used in the equals() comparison doesn't change, the integer result of hashCode() shouldn't change either</text:p>
        </text:list-item>
        <text:list-item>
          <text:p text:style-name="P3">If two objects are equivalent according to equals(), hashCode() should return the same integer for both</text:p>
        </text:list-item>
        <text:list-item>
          <text:p text:style-name="P3">Two objects that are not equivalent (by the same measure) may also have the same integer result returned by hashCode() - but this degrades the performance of hash tabl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1" meta:word-count="286" meta:character-count="1680" meta:non-whitespace-character-count="1425"/>
    <meta:generator>LibreOfficeDev/6.0.5.2$Linux_X86_64 LibreOffice_project/</meta:generator>
  </office:meta>
</office:document-meta>
</file>